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string">
            <text:p>Pattern ID</text:p>
          </table:table-cell>
          <table:table-cell office:value-type="string">
            <text:p>Total No. of PUTs 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table:number-columns-repeated="2"/>
          <table:table-cell>
            <draw:frame table:end-cell-address="Sheet1.L22" table:end-x="0.8012in" table:end-y="0.1075in" draw:z-index="0" draw:style-name="gr1" svg:width="6.135in" svg:height="3.4303in" svg:x="0.0004in" svg:y="0.0555in">
              <draw:object draw:notify-on-update-of-ranges="Sheet1.B2:Sheet1.B12 Sheet1.C2:Sheet1.C2 Sheet1.C2:Sheet1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.2">
            <text:p>2.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">
            <text:p>2.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>
            <text:p>2.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">
            <text:p>2.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.10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6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8T15:30:12.93</meta:creation-date>
    <dc:date>2009-03-08T16:43:24.54</dc:date>
    <meta:editing-duration>PT00H39M13S</meta:editing-duration>
    <meta:editing-cycles>1</meta:editing-cycles>
    <meta:document-statistic meta:table-count="3" meta:cell-count="22" meta:object-count="1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584cm" svg:height="8.714cm" chart:class="chart:bar" chart:style-name="ch1">
        <chart:legend chart:legend-position="end" svg:x="8.589cm" svg:y="0.665cm" chart:style-name="ch2"/>
        <chart:plot-area chart:style-name="ch3" table:cell-range-address="Sheet1.B2:Sheet1.C12" chart:data-source-has-labels="both" svg:x="0.276cm" svg:y="0.329cm" svg:width="14.692cm" svg:height="7.598cm">
          <chart:axis chart:dimension="x" chart:name="primary-x" chart:style-name="ch4">
            <chart:categories table:cell-range-address="Sheet1.B2:Sheet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" chart:label-cell-address="Sheet1.C2:Sheet1.C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:Sheet1.C2">Total No. of PUTs 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2">Pattern ID</text:p>
              </table:table-cell>
              <table:table-cell office:value-type="float" office:value="1.#NAN">
                <text:p text:id="Sheet1.C2:Sheet1.C12">1.#NAN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.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